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text-properties fo:color="#636d83" loext:opacity="100%" style:font-name="Droid Sans Mono" fo:font-size="10.5pt" fo:font-weight="normal" officeooo:paragraph-rsid="001c9126" fo:background-color="#e2e2e2"/>
    </style:style>
    <style:style style:name="P2" style:family="paragraph" style:parent-style-name="Standard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3pt" fo:font-weight="bold" officeooo:rsid="001c533c" officeooo:paragraph-rsid="001c533c" style:font-size-asian="13pt" style:font-weight-asian="bold" style:font-size-complex="13pt" style:font-weight-complex="bold"/>
    </style:style>
    <style:style style:name="P4" style:family="paragraph" style:parent-style-name="Table_20_Contents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1c9126" officeooo:paragraph-rsid="001c912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1d5f36" officeooo:paragraph-rsid="001d5f3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1e8255" officeooo:paragraph-rsid="001e825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1ee9be" officeooo:paragraph-rsid="001ee9b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paragraph-rsid="001c9126" style:font-size-asian="10pt" style:font-size-complex="10pt"/>
    </style:style>
    <style:style style:name="P11" style:family="paragraph" style:parent-style-name="Table_20_Contents">
      <style:text-properties fo:font-size="10pt" officeooo:rsid="001c533c" officeooo:paragraph-rsid="001c533c" style:font-size-asian="10pt" style:font-size-complex="10pt"/>
    </style:style>
    <style:style style:name="P12" style:family="paragraph" style:parent-style-name="Table_20_Contents">
      <style:text-properties fo:font-size="10pt" officeooo:rsid="001c9126" officeooo:paragraph-rsid="001c9126" style:font-size-asian="10pt" style:font-size-complex="10pt"/>
    </style:style>
    <style:style style:name="P13" style:family="paragraph" style:parent-style-name="Table_20_Contents">
      <style:text-properties fo:font-size="10pt" officeooo:rsid="001e8255" officeooo:paragraph-rsid="001e8255" style:font-size-asian="10pt" style:font-size-complex="10pt"/>
    </style:style>
    <style:style style:name="P14" style:family="paragraph" style:parent-style-name="Table_20_Contents">
      <style:text-properties fo:font-size="10pt" officeooo:rsid="001e8255" officeooo:paragraph-rsid="001ee9be" style:font-size-asian="10pt" style:font-size-complex="10pt"/>
    </style:style>
    <style:style style:name="P15" style:family="paragraph" style:parent-style-name="Table_20_Contents">
      <style:text-properties fo:font-size="10pt" fo:background-color="#7fba62" style:font-size-asian="10pt" style:font-size-complex="10pt"/>
    </style:style>
    <style:style style:name="P16" style:family="paragraph" style:parent-style-name="Table_20_Contents">
      <style:text-properties fo:font-size="10pt" officeooo:paragraph-rsid="001c9126" fo:background-color="#7fba62" style:font-size-asian="10pt" style:font-size-complex="10pt"/>
    </style:style>
    <style:style style:name="P17" style:family="paragraph" style:parent-style-name="Table_20_Contents">
      <style:text-properties fo:font-size="10pt" fo:font-weight="normal" officeooo:rsid="001d5f36" officeooo:paragraph-rsid="001d5f36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fo:font-weight="normal" officeooo:rsid="001e8255" officeooo:paragraph-rsid="001e8255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1ee9be" officeooo:paragraph-rsid="001ee9be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background-color="transparent" style:font-size-asian="10pt" style:font-size-complex="10pt"/>
    </style:style>
    <style:style style:name="P21" style:family="paragraph" style:parent-style-name="Table_20_Contents">
      <style:text-properties fo:font-size="10pt" officeooo:rsid="001c533c" officeooo:paragraph-rsid="001e8255" fo:background-color="transparent" style:font-size-asian="10pt" style:font-size-complex="10pt"/>
    </style:style>
    <style:style style:name="P22" style:family="paragraph" style:parent-style-name="Table_20_Contents">
      <style:text-properties fo:font-size="10pt" officeooo:rsid="001ee9be" officeooo:paragraph-rsid="001ee9be" fo:background-color="transparent" style:font-size-asian="10pt" style:font-size-complex="10pt"/>
    </style:style>
    <style:style style:name="P23" style:family="paragraph">
      <style:paragraph-properties fo:text-align="center"/>
    </style:style>
    <style:style style:name="T1" style:family="text">
      <style:text-properties officeooo:rsid="001c5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33c" style:font-weight-asian="bold" style:font-weight-complex="bold"/>
    </style:style>
    <style:style style:name="T4" style:family="text">
      <style:text-properties fo:color="#636d83" loext:opacity="100%" style:font-name="Droid Sans Mono" fo:font-size="10.5pt" fo:background-color="#282c34" loext:char-shading-value="0"/>
    </style:style>
    <style:style style:name="T5" style:family="text">
      <style:text-properties fo:color="#636d83" loext:opacity="100%" style:font-name="Droid Sans Mono" fo:font-size="10.5pt" fo:background-color="#7fba62" loext:char-shading-value="0"/>
    </style:style>
    <style:style style:name="T6" style:family="text">
      <style:text-properties fo:color="#636d83" loext:opacity="100%" style:font-name="Droid Sans Mono" fo:font-size="10.5pt" fo:background-color="#7fba62" loext:char-shading-value="0"/>
    </style:style>
    <style:style style:name="T7" style:family="text">
      <style:text-properties fo:color="#636d83" loext:opacity="100%" style:font-name="Droid Sans Mono" fo:font-size="10.5pt" fo:background-color="transparent" loext:char-shading-value="0"/>
    </style:style>
    <style:style style:name="T8" style:family="text">
      <style:text-properties officeooo:rsid="001c9126"/>
    </style:style>
    <style:style style:name="T9" style:family="text">
      <style:text-properties officeooo:rsid="001d5f36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e8255"/>
    </style:style>
    <style:style style:name="gr1" style:family="graphic">
      <style:graphic-properties svg:stroke-width="0.0201in" svg:stroke-color="#db287a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3"/>
        <table:table-row table:style-name="TableLine94913932974560">
          <table:table-cell table:style-name="Table2.A1" office:value-type="string">
            <text:p text:style-name="P3"><text:s text:c="16"/>Containers</text:p>
          </table:table-cell>
          <table:table-cell table:style-name="Table2.A1" office:value-type="string">
            <text:p text:style-name="Table_20_Contents"><text:s text:c="16"/><text:span text:style-name="T2"><text:s text:c="3"/></text:span><text:span text:style-name="T3">Functions</text:span></text:p>
          </table:table-cell>
          <table:table-cell table:style-name="Table2.C1" office:value-type="string">
            <text:p text:style-name="Table_20_Contents"><text:s text:c="19"/><text:span text:style-name="T3">Iterators</text:span></text:p>
          </table:table-cell>
        </table:table-row>
      </table:table>
      <text:p text:style-name="P2"><draw:path text:anchor-type="paragraph" draw:z-index="3" draw:name="Bézier curve 4" draw:style-name="gr1" draw:text-style-name="P23" svg:width="0.1748in" svg:height="0.1531in" draw:transform="rotate (-0.420449816805434) translate (-0.198869576200109in 3.85094394440372in)" svg:viewBox="0 0 445 390" svg:d="M0 7c147 6 447-72 445 182l-118 143-47 58"><text:p/></draw:path></text:p>
      <table:table table:name="Table1" table:style-name="Table1">
        <table:table-column table:style-name="Table1.A" table:number-columns-repeated="3"/>
        <table:table-row table:style-name="TableLine140360269484112">
          <table:table-cell table:style-name="Table1.A1" office:value-type="string">
            <text:p text:style-name="P4"><draw:path text:anchor-type="paragraph" draw:z-index="0" draw:name="Bézier curve 1" draw:style-name="gr1" draw:text-style-name="P23" svg:width="0.1622in" svg:height="0.1724in" draw:transform="rotate (-0.917868653623818) translate (-0.29666880310976in 0.0130138602745041in)" svg:viewBox="0 0 413 439" svg:d="M0 62c144 172 539-319 372 140l-18 215 3 22"><text:p/></draw:path><draw:path text:anchor-type="paragraph" draw:z-index="2" draw:name="Bézier curve 3" draw:style-name="gr1" draw:text-style-name="P23" svg:width="0.5693in" svg:height="3.3142in" draw:transform="rotate (-3.04507594595451) translate (0.0837068636752377in 3.38504199149915in)" svg:viewBox="0 0 1447 8419" svg:d="M638 6c179-16 352 5 530 18 226 15 311 301 268 492-40 178 0 349-18 529-17 178-20 355-35 529-15 181-38 363-52 542-14 178-45 354-100 522-61 184-84 380-105 571-21 188-13 377-39 562-24 175-34 353-51 527-18 187-36 374-54 560-18 191-55 384-56 575-1 201-25 397-24 595 2 194-55 387-40 580 14 183-19 363-19 545 0 172-52 342-49 511 2 179-46 363-2 532 81 312-245 219-367 179l-162-48-180-18-83-7"><text:p/></draw:path>Array-&gt;</text:p>
          </table:table-cell>
          <table:table-cell table:style-name="Table1.A1" office:value-type="string">
            <text:p text:style-name="P9">.fill(0)</text:p>
            <text:p text:style-name="P9">.at( ) or a[]</text:p>
            <text:p text:style-name="P9">.front() or arr.at(0)</text:p>
            <text:p text:style-name="P9">.back() <text:s/>or arr.at(arr.size()-1)</text:p>
            <text:p text:style-name="P9">.empty()</text:p>
            <text:p text:style-name="P9">.size()</text:p>
          </table:table-cell>
          <table:table-cell table:style-name="Table1.C1" office:value-type="string">
            <text:p text:style-name="P9">.begin()</text:p>
            <text:p text:style-name="P9">.end()</text:p>
            <text:p text:style-name="P9">.rbegin()</text:p>
            <text:p text:style-name="P9">.rend()</text:p>
          </table:table-cell>
        </table:table-row>
        <table:table-row table:style-name="TableLine140360269484112">
          <table:table-cell table:style-name="Table1.A2" office:value-type="string">
            <text:p text:style-name="P4">Vectors→</text:p>
          </table:table-cell>
          <table:table-cell table:style-name="Table1.A2" office:value-type="string">
            <text:p text:style-name="P15">.push_back()</text:p>
            <text:p text:style-name="P10">.fill(0)</text:p>
            <text:p text:style-name="P10">.at( ) or a[]</text:p>
            <text:p text:style-name="P10">.front() or arr.at(0)</text:p>
            <text:p text:style-name="P10">.back() <text:s/>or arr.at(arr.size()-1)</text:p>
            <text:p text:style-name="P10">.empty()</text:p>
            <text:p text:style-name="P16">.<text:span text:style-name="T1">erase(begin,end)</text:span></text:p>
            <text:p text:style-name="P16"><text:span text:style-name="T1">.clear()</text:span></text:p>
            <text:p text:style-name="P10"><text:span text:style-name="T1">.size()</text:span></text:p>
          </table:table-cell>
          <table:table-cell table:style-name="Table1.C2" office:value-type="string">
            <text:p text:style-name="P11">Same as <text:span text:style-name="T8">A</text:span>rray</text:p>
            <text:p text:style-name="P11"/>
          </table:table-cell>
        </table:table-row>
        <table:table-row table:style-name="TableLine140360269484112">
          <table:table-cell table:style-name="Table1.A2" office:value-type="string">
            <text:p text:style-name="P4">Deque→</text:p>
          </table:table-cell>
          <table:table-cell table:style-name="Table1.A2" office:value-type="string">
            <text:p text:style-name="P9">.push_front()</text:p>
            <text:p text:style-name="P9">.pop_front()</text:p>
            <text:p text:style-name="P9">.pop_back()</text:p>
            <text:p text:style-name="P11">Rest Same as Vector</text:p>
          </table:table-cell>
          <table:table-cell table:style-name="Table1.C2" office:value-type="string">
            <text:p text:style-name="P11">Same as <text:span text:style-name="T8">A</text:span>rray</text:p>
          </table:table-cell>
        </table:table-row>
        <table:table-row table:style-name="TableLine140360269484112">
          <table:table-cell table:style-name="Table1.A2" office:value-type="string">
            <text:p text:style-name="P4"><draw:path text:anchor-type="paragraph" draw:z-index="1" draw:name="Bézier curve 2" draw:style-name="gr1" draw:text-style-name="P23" svg:width="0.1791in" svg:height="0.1772in" draw:transform="rotate (-0.46792277245968) translate (-0.283333333333333in 0.0236111111111105in)" svg:viewBox="0 0 456 451" svg:d="M0 0c135 21 677-56 355 265l-125 119-59 67"><text:p/></draw:path>List→ </text:p>
          </table:table-cell>
          <table:table-cell table:style-name="Table1.A2" office:value-type="string">
            <text:p text:style-name="P9">.remove(2)</text:p>
            <text:p text:style-name="P11">Rest Same as Vector</text:p>
          </table:table-cell>
          <table:table-cell table:style-name="Table1.C2" office:value-type="string">
            <text:p text:style-name="P11">Same as <text:span text:style-name="T8">A</text:span>rray</text:p>
          </table:table-cell>
        </table:table-row>
        <table:table-row table:style-name="TableLine140360269484112">
          <table:table-cell table:style-name="Table1.A2" office:value-type="string">
            <text:p text:style-name="P5"><draw:path text:anchor-type="paragraph" draw:z-index="4" draw:name="Bézier curve 5" draw:style-name="gr1" draw:text-style-name="P23" svg:width="0.4929in" svg:height="1.5213in" draw:transform="rotate (-3.14159265358979) translate (-0.116649611186207in 1.58796404735332in)" svg:viewBox="0 0 1253 3865" svg:d="M44 3861c178 1 355 8 529 0 171-9 417 69 480-184 43-173 94-349 99-529 4-173-17-355 0-529 17-182 11-362 33-545 22-175 23-351 32-529 9-177 28-353 18-530-10-171 58-345-18-513-102-227-335-207-529-231-175-22-355-50-529-16-457 91 225-223 150-249-184-61-418 330-117 415l166 81 16 18"><text:p/></draw:path>Set→ </text:p>
            <text:p text:style-name="P17">-unique accending order for <text:span text:style-name="T10">set</text:span></text:p>
            <text:p text:style-name="P17">-unique random order for <text:span text:style-name="T10">unordered_set</text:span></text:p>
            <text:p text:style-name="P17">-repeting values in ascending order with <text:span text:style-name="T10">multiset</text:span></text:p>
            <text:p text:style-name="P1"/>
            <text:p text:style-name="P5"/>
          </table:table-cell>
          <table:table-cell table:style-name="Table1.A2" office:value-type="string">
            <text:p text:style-name="P15">.<text:span text:style-name="T9">insert(</text:span></text:p>
            <text:p text:style-name="P15">.find()</text:p>
            <text:p text:style-name="P15">.count()</text:p>
            <text:p text:style-name="P9">.empty()</text:p>
            <text:p text:style-name="P9">.erase(begin,end)</text:p>
            <text:p text:style-name="P9">.clear()</text:p>
            <text:p text:style-name="P9">.size()</text:p>
          </table:table-cell>
          <table:table-cell table:style-name="Table1.C2" office:value-type="string">
            <text:p text:style-name="P12">Same as Array</text:p>
          </table:table-cell>
        </table:table-row>
        <table:table-row table:style-name="TableLine140360269484112">
          <table:table-cell table:style-name="Table1.A2" office:value-type="string">
            <text:p text:style-name="P6">Map→ </text:p>
            <text:p text:style-name="P17">-<text:span text:style-name="T11">same as set with key and value combo</text:span></text:p>
            <text:p text:style-name="P17">-<text:span text:style-name="T11">map,unordered_map,multimaps same as set</text:span></text:p>
          </table:table-cell>
          <table:table-cell table:style-name="Table1.A2" office:value-type="string">
            <text:p text:style-name="P20">.first .second</text:p>
            <text:p text:style-name="P21">Rest Same as <text:span text:style-name="T11">Set</text:span></text:p>
          </table:table-cell>
          <table:table-cell table:style-name="Table1.C2" office:value-type="string">
            <text:p text:style-name="P13">Same as Array</text:p>
          </table:table-cell>
        </table:table-row>
        <table:table-row table:style-name="TableLine140360269484112">
          <table:table-cell table:style-name="Table1.A2" office:value-type="string">
            <text:p text:style-name="P7"><draw:path text:anchor-type="paragraph" draw:z-index="5" draw:name="Bézier curve 6" draw:style-name="gr1" draw:text-style-name="P23" svg:width="0.189in" svg:height="0.1626in" draw:transform="rotate (-0.728849495632832) translate (-0.286422367184643in 0.0268762654127916in)" svg:viewBox="0 0 481 414" svg:d="M0 39c148 123 582-255 459 167l-46 197-12 11"><text:p/></draw:path>Stack→</text:p>
            <text:p text:style-name="P18"><draw:path text:anchor-type="paragraph" draw:z-index="7" draw:name="Bézier curve 8" draw:style-name="gr1" draw:text-style-name="P23" svg:width="0.6874in" svg:height="2.0776in" draw:transform="rotate (-3.02221213275338) translate (0.0831866918640974in 2.04659735205754in)" svg:viewBox="0 0 1747 5278" svg:d="M556 1c178-7 354 21 527 47 178 27 461-14 486 242 18 187 72 365 102 545 29 176 55 351 70 525 16 185-4 369 2 549 5 179-28 352-48 528-19 173-41 352-63 525-21 172-40 340-77 508-39 182-98 359-164 529-64 161-111 331-160 498-51 175-134 341-194 509-64 180-256 311-465 261-171-41-344-77-523-81l-49-5"><text:p/></draw:path>-LIFO (Last in First Out)</text:p>
          </table:table-cell>
          <table:table-cell table:style-name="Table1.A2" office:value-type="string">
            <text:p text:style-name="P20">.push() or emplace</text:p>
            <text:p text:style-name="P20">.pop()</text:p>
            <text:p text:style-name="P20">.top()</text:p>
            <text:p text:style-name="P20">.empty()</text:p>
            <text:p text:style-name="P20">.size()</text:p>
            <text:p text:style-name="P21"/>
          </table:table-cell>
          <table:table-cell table:style-name="Table1.C2" office:value-type="string">
            <text:p text:style-name="P13">XX_NO ITERATORS_XX</text:p>
          </table:table-cell>
        </table:table-row>
        <table:table-row table:style-name="TableLine140360269484112">
          <table:table-cell table:style-name="Table1.A2" office:value-type="string">
            <text:p text:style-name="P8">Queue→</text:p>
            <text:p text:style-name="P19">-FIFO Operation ()</text:p>
          </table:table-cell>
          <table:table-cell table:style-name="Table1.A2" office:value-type="string">
            <text:p text:style-name="P20">.push()</text:p>
            <text:p text:style-name="P20">.pop()</text:p>
            <text:p text:style-name="P15">.front() <text:s text:c="4"/>// first element</text:p>
            <text:p text:style-name="P15">.back() <text:s text:c="5"/>//last element</text:p>
            <text:p text:style-name="P20">.empty()</text:p>
            <text:p text:style-name="P20">.size()</text:p>
          </table:table-cell>
          <table:table-cell table:style-name="Table1.C2" office:value-type="string">
            <text:p text:style-name="P14">XX_NO ITERATORS_XX</text:p>
          </table:table-cell>
        </table:table-row>
        <table:table-row table:style-name="TableLine140360269484112">
          <table:table-cell table:style-name="Table1.A2" office:value-type="string">
            <text:p text:style-name="P8"><draw:path text:anchor-type="paragraph" draw:z-index="6" draw:name="Bézier curve 7" draw:style-name="gr1" draw:text-style-name="P23" svg:width="0.1898in" svg:height="0.1835in" draw:transform="rotate (-0.65851272677746) translate (-0.222790373528059in 0.0270052801932934in)" svg:viewBox="0 0 483 467" svg:d="M0 9c146 70 624-168 443 221l-80 167-9 70"><text:p/></draw:path>Priority Queue→</text:p>
            <text:p text:style-name="P19">-Stores all in Sorted order and dose it in log N</text:p>
            <text:p text:style-name="P19">-<text:span text:style-name="T7">Max Priority Queue</text:span></text:p>
            <text:p text:style-name="P19"><text:span text:style-name="T7">-Min Priority Queue</text:span></text:p>
          </table:table-cell>
          <table:table-cell table:style-name="Table1.A2" office:value-type="string">
            <text:p text:style-name="P22">Same as Stack</text:p>
          </table:table-cell>
          <table:table-cell table:style-name="Table1.C2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7:14:50.040265523</meta:creation-date>
    <dc:date>2022-07-13T18:03:32.090226527</dc:date>
    <meta:editing-duration>PT17M17S</meta:editing-duration>
    <meta:editing-cycles>3</meta:editing-cycles>
    <meta:generator>LibreOffice/7.2.7.2$Linux_X86_64 LibreOffice_project/20$Build-2</meta:generator>
    <meta:document-statistic meta:table-count="2" meta:image-count="0" meta:object-count="0" meta:page-count="1" meta:paragraph-count="75" meta:word-count="165" meta:character-count="1135" meta:non-whitespace-character-count="977"/>
  </office:meta>
</office:document-meta>
</file>